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Albany1" svg:font-family="Albany" style:font-adornments="Fett Kursiv" style:font-family-generic="swiss" style:font-pitch="variable"/>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graphic-properties draw:auto-grow-height="true" fo:min-height="3.506cm"/>
      <style:paragraph-properties style:writing-mode="lr-tb"/>
    </style:style>
    <style:style style:name="pr2" style:family="presentation" style:parent-style-name="lyt-darkblue-subtitle">
      <style:graphic-properties draw:fill-color="#ffffff" draw:auto-grow-height="true" fo:min-height="13.714cm"/>
      <style:paragraph-properties style:writing-mode="lr-tb"/>
    </style:style>
    <style:style style:name="pr3" style:family="presentation" style:parent-style-name="lyt-darkblue-notes">
      <style:graphic-properties draw:fill-color="#ffffff" draw:auto-grow-height="true" fo:min-height="11.409cm"/>
      <style:paragraph-properties style:writing-mode="lr-tb"/>
    </style:style>
    <style:style style:name="pr4" style:family="presentation" style:parent-style-name="lyt-darkblue-title">
      <style:graphic-properties fo:min-height="3.506cm"/>
      <style:paragraph-properties style:writing-mode="lr-tb"/>
    </style:style>
    <style:style style:name="pr5" style:family="presentation" style:parent-style-name="lyt-darkblue-outline1">
      <style:graphic-properties fo:min-height="13.714cm"/>
      <style:paragraph-properties style:writing-mode="lr-tb"/>
    </style:style>
    <style:style style:name="pr6" style:family="presentation" style:parent-style-name="lyt-darkblue-notes">
      <style:graphic-properties draw:fill-color="#ffffff" fo:min-height="11.409cm"/>
      <style:paragraph-properties style:writing-mode="lr-tb"/>
    </style:style>
    <style:style style:name="pr7" style:family="presentation" style:parent-style-name="lyt-darkblue-outline1">
      <style:graphic-properties fo:min-height="14.233cm"/>
      <style:paragraph-properties style:writing-mode="lr-tb"/>
    </style:style>
    <style:style style:name="pr8" style:family="presentation" style:parent-style-name="lyt-darkblue-outline1">
      <style:graphic-properties fo:min-height="15.033cm"/>
      <style:paragraph-properties style:writing-mode="lr-tb"/>
    </style:style>
    <style:style style:name="pr9" style:family="presentation" style:parent-style-name="lyt-darkblue-outline1">
      <style:graphic-properties fo:min-height="15.169cm"/>
      <style:paragraph-properties style:writing-mode="lr-tb"/>
    </style:style>
    <style:style style:name="pr10" style:family="presentation" style:parent-style-name="lyt-darkblue-outline1">
      <style:graphic-properties fo:min-height="14.033cm"/>
      <style:paragraph-properties style:writing-mode="lr-tb"/>
    </style:style>
    <style:style style:name="pr11" style:family="presentation" style:parent-style-name="lyt-darkblue-outline1">
      <style:graphic-properties fo:min-height="15.805cm"/>
      <style:paragraph-properties style:writing-mode="lr-tb"/>
    </style:style>
    <style:style style:name="pr12" style:family="presentation" style:parent-style-name="lyt-darkblue-outline1">
      <style:graphic-properties fo:min-height="14.733cm"/>
      <style:paragraph-properties style:writing-mode="lr-tb"/>
    </style:style>
    <style:style style:name="co1" style:family="table-column">
      <style:table-column-properties style:column-width="3.43cm" style:use-optimal-column-width="false"/>
    </style:style>
    <style:style style:name="co2" style:family="table-column">
      <style:table-column-properties style:column-width="3.452cm" style:use-optimal-column-width="false"/>
    </style:style>
    <style:style style:name="co3" style:family="table-column">
      <style:table-column-properties style:column-width="4.141cm" style:use-optimal-column-width="false"/>
    </style:style>
    <style:style style:name="co4" style:family="table-column">
      <style:table-column-properties style:column-width="5.81cm" style:use-optimal-column-width="false"/>
    </style:style>
    <style:style style:name="co5" style:family="table-column">
      <style:table-column-properties style:column-width="13.275cm" style:use-optimal-column-width="false"/>
    </style:style>
    <style:style style:name="ro1" style:family="table-row">
      <style:table-row-properties style:row-height="1.728cm" style:use-optimal-row-height="false"/>
    </style:style>
    <style:style style:name="ro2" style:family="table-row">
      <style:table-row-properties style:row-height="1.193cm" style:use-optimal-row-height="false"/>
    </style:style>
    <style:style style:name="ro3" style:family="table-row">
      <style:table-row-properties style:row-height="1.896cm" style:use-optimal-row-height="false"/>
    </style:style>
    <style:style style:name="ro4" style:family="table-row">
      <style:table-row-properties style:row-height="1.898cm" style:use-optimal-row-height="false"/>
    </style:style>
    <style:style style:name="ce1" style:family="table-cell">
      <loext:graphic-properties style:repeat="repeat"/>
    </style:style>
    <style:style style:name="P1" style:family="paragraph">
      <loext:graphic-properties draw:fill-color="#ffffff"/>
      <style:text-properties fo:font-size="24pt"/>
    </style:style>
    <style:style style:name="P2"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ff3333" loext:opacity="100%" fo:font-size="24pt" style:font-size-asian="24pt" style:font-size-complex="24pt"/>
    </style:style>
    <style:style style:name="T5" style:family="text">
      <style:text-properties fo:color="#dddddd" loext:opacity="100%" fo:font-size="24pt" fo:font-weight="bold" style:font-size-asian="24pt" style:font-weight-asian="bold" style:font-size-complex="24pt" style:font-weight-complex="bold"/>
    </style:style>
    <style:style style:name="T6"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office:forms form:automatic-focus="false" form:apply-design-mode="false"/>
        <draw:frame presentation:style-name="pr1" draw:layer="layout" svg:width="23.911cm" svg:height="3.506cm" svg:x="2.058cm" svg:y="0.784cm" presentation:class="title">
          <draw:text-box>
            <text:p>SERVICIOS EN RED</text:p>
          </draw:text-box>
        </draw:frame>
        <draw:frame presentation:style-name="pr2" draw:text-style-name="P1" draw:layer="layout" svg:width="24.368cm" svg:height="13.714cm" svg:x="2.058cm" svg:y="5.453cm" presentation:class="subtitle">
          <draw:text-box>
            <text:p>UNIDAD 0: REPASO</text:p>
            <text:p><text:s/>REDES </text:p>
          </draw:text-box>
        </draw:frame>
        <presentation:notes draw:style-name="dp2">
          <draw:page-thumbnail draw:style-name="gr1" draw:layer="layout" svg:width="13.705cm" svg:height="10.279cm" svg:x="3.647cm" svg:y="2.853cm" draw:page-number="1" presentation:class="page"/>
          <draw:frame presentation:style-name="pr3" draw:text-style-name="P2" draw:layer="layout" svg:width="14.517cm" svg:height="11.409cm" svg:x="3.249cm" svg:y="14.13cm" presentation:class="notes" presentation:placeholder="true">
            <draw:text-box/>
          </draw:frame>
        </presentation:notes>
      </draw:page>
      <draw:page draw:name="page2" draw:style-name="dp1" draw:master-page-name="lyt-darkblue" presentation:presentation-page-layout-name="AL2T1">
        <draw:frame presentation:style-name="pr4" draw:layer="layout" svg:width="23.911cm" svg:height="3.506cm" svg:x="2.058cm" svg:y="0.784cm" presentation:class="title">
          <draw:text-box>
            <text:p>INTRODUCCIÓN</text:p>
          </draw:text-box>
        </draw:frame>
        <draw:frame presentation:style-name="pr5" draw:layer="layout" svg:width="24.368cm" svg:height="13.714cm" svg:x="2.058cm" svg:y="5.453cm" presentation:class="outline">
          <draw:text-box>
            <text:list text:style-name="L3">
              <text:list-item>
                <text:p>Internet, sobretodo con la aparición de los móviles, se ha convertido en el medio mas importante para transmitir información.</text:p>
              </text:list-item>
              <text:list-item>
                <text:p>Su evolución, afecta por igual tanto a las redes como a los contenidos que van a través de ellas.</text:p>
                <text:p/>
                <text:p/>
                <text:p/>
                <text:p/>
              </text:list-item>
            </text:list>
          </draw:text-box>
        </draw:frame>
        <draw:frame draw:style-name="standard" draw:layer="layout" svg:width="24.031cm" svg:height="7.937cm" svg:x="2.394cm" svg:y="10.61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Década</text:p>
              </table:table-cell>
              <table:table-cell>
                <text:p>Anterior</text:p>
              </table:table-cell>
              <table:table-cell>
                <text:p>80s</text:p>
              </table:table-cell>
              <table:table-cell>
                <text:p>90s</text:p>
              </table:table-cell>
              <table:table-cell>
                <text:p>2000</text:p>
              </table:table-cell>
              <table:table-cell>
                <text:p>2010</text:p>
              </table:table-cell>
              <table:table-cell>
                <text:p>2020</text:p>
              </table:table-cell>
            </table:table-row>
            <table:table-row table:style-name="ro1" table:default-cell-style-name="ce1">
              <table:table-cell>
                <text:p>Información</text:p>
              </table:table-cell>
              <table:table-cell>
                <text:p>Voz</text:p>
              </table:table-cell>
              <table:table-cell>
                <text:p>Voz sin hilos analógicos</text:p>
              </table:table-cell>
              <table:table-cell>
                <text:p>Voz sin hilos digitales</text:p>
              </table:table-cell>
              <table:table-cell>
                <text:p>Datos de todos con todos</text:p>
              </table:table-cell>
              <table:table-cell>
                <text:p>Datos sin hilos</text:p>
              </table:table-cell>
              <table:table-cell>
                <text:p>Datos ubicuos</text:p>
                <text:p/>
              </table:table-cell>
            </table:table-row>
            <table:table-row table:style-name="ro1" table:default-cell-style-name="ce1">
              <table:table-cell>
                <text:p>Red</text:p>
              </table:table-cell>
              <table:table-cell>
                <text:p>RTC</text:p>
              </table:table-cell>
              <table:table-cell>
                <text:p>Red tlfn mov analògica</text:p>
              </table:table-cell>
              <table:table-cell>
                <text:p>Red tlfn mov digital</text:p>
              </table:table-cell>
              <table:table-cell>
                <text:p>Internet </text:p>
              </table:table-cell>
              <table:table-cell>
                <text:p>Internet móvil</text:p>
              </table:table-cell>
              <table:table-cell>
                <text:p>Convergencia de todas las <text:s/>redes</text:p>
              </table:table-cell>
            </table:table-row>
          </table:table>
          <draw:image xlink:href="Pictures/TablePreview1.svm" xlink:type="simple" xlink:show="embed" xlink:actuate="onLoad"/>
        </draw:frame>
        <presentation:notes draw:style-name="dp2">
          <draw:page-thumbnail draw:style-name="gr1" draw:layer="layout" svg:width="13.705cm" svg:height="10.279cm" svg:x="3.647cm" svg:y="2.853cm" draw:page-number="2" presentation:class="page"/>
          <draw:frame presentation:style-name="pr6" draw:text-style-name="P2"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2T1">
        <draw:frame presentation:style-name="pr4" draw:layer="layout" svg:width="23.911cm" svg:height="3.506cm" svg:x="2.058cm" svg:y="0.784cm" presentation:class="title">
          <draw:text-box>
            <text:p>INTRODUCCIÓN</text:p>
          </draw:text-box>
        </draw:frame>
        <draw:frame presentation:style-name="pr5" draw:layer="layout" svg:width="24.368cm" svg:height="13.714cm" svg:x="2.058cm" svg:y="5.453cm" presentation:class="outline">
          <draw:text-box>
            <text:list text:style-name="L3">
              <text:list-item>
                <text:p>Todas las empresas quieren estar en este medio y utilizarlo</text:p>
              </text:list-item>
              <text:list-item>
                <text:p>La información requiere un tratamiento distinto según su uso</text:p>
              </text:list-item>
              <text:list-item>
                <text:p>Hay que distinguir entre la parte pública expuesta y la privada solo accesible para proveedores, clientes o personal de la empresa.</text:p>
              </text:list-item>
              <text:list-item>
                <text:p>Vuestra tarea fundamental en este curso será la de aprender a configurar de manera adecuada los servicios para la empresa donde trabajes.</text:p>
              </text:list-item>
              <text:list-item>
                <text:p>Las empresas y organizaciones actuales han creado redes propias internas, denominadas intranets. Pero al mismo tiempo han creado accesos externos para clientes etc.</text:p>
              </text:list-item>
            </text:list>
          </draw:text-box>
        </draw:frame>
        <presentation:notes draw:style-name="dp2">
          <draw:page-thumbnail draw:style-name="gr1" draw:layer="layout" svg:width="13.705cm" svg:height="10.279cm" svg:x="3.647cm" svg:y="2.853cm" draw:page-number="3" presentation:class="page"/>
          <draw:frame presentation:style-name="pr6" draw:text-style-name="P2"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2T1">
        <draw:frame presentation:style-name="pr4" draw:layer="layout" svg:width="23.911cm" svg:height="3.506cm" svg:x="2.058cm" svg:y="0.784cm" presentation:class="title">
          <draw:text-box>
            <text:p>INTRODUCCIÓN</text:p>
          </draw:text-box>
        </draw:frame>
        <draw:frame presentation:style-name="pr5" draw:layer="layout" svg:width="24.368cm" svg:height="13.714cm" svg:x="2.058cm" svg:y="5.453cm" presentation:class="outline">
          <draw:text-box>
            <text:list text:style-name="L3">
              <text:list-item>
                <text:p>Vamos a centrarnos en la frontera virtual que existe a la hora de establecer el paso entre una red privada (la de tu casa o tu empresa) a otra red pública ofrecida por un ayuntamiento, universidad etc)</text:p>
              </text:list-item>
              <text:list-item>
                <text:p>Es preciso que conozcamos las características de las tecnologías de acceso conmutado o dedicado</text:p>
              </text:list-item>
              <text:list-item>
                <text:p><text:span text:style-name="T1">Acceso conmutado:</text:span> es aquel que no está establecido y que requiere de una llamada previa para establecer el canal de comunicación, ejemplo una llamada telefónica.</text:p>
              </text:list-item>
              <text:list-item>
                <text:p><text:span text:style-name="T1">Acceso dedicado</text:span>: Es aquel donde el canal de comunicación esta siempre establecido, facilitando la comunicación en todo momento. Ejemplo los datos del móvil.</text:p>
              </text:list-item>
            </text:list>
          </draw:text-box>
        </draw:frame>
        <presentation:notes draw:style-name="dp2">
          <draw:page-thumbnail draw:style-name="gr1" draw:layer="layout" svg:width="13.705cm" svg:height="10.279cm" svg:x="3.647cm" svg:y="2.853cm" draw:page-number="4" presentation:class="page"/>
          <draw:frame presentation:style-name="pr6" draw:text-style-name="P2" draw:layer="layout" svg:width="14.517cm" svg:height="11.409cm" svg:x="3.249cm" svg:y="14.13cm" presentation:class="notes" presentation:placeholder="true">
            <draw:text-box/>
          </draw:frame>
        </presentation:notes>
      </draw:page>
      <draw:page draw:name="page5" draw:style-name="dp1" draw:master-page-name="lyt-darkblue" presentation:presentation-page-layout-name="AL2T1">
        <draw:frame presentation:style-name="pr4" draw:layer="layout" svg:width="23.911cm" svg:height="3.506cm" svg:x="2.058cm" svg:y="0.784cm" presentation:class="title">
          <draw:text-box>
            <text:p>INTRODUCCIÓN</text:p>
          </draw:text-box>
        </draw:frame>
        <draw:frame presentation:style-name="pr5" draw:layer="layout" svg:width="24.368cm" svg:height="13.714cm" svg:x="2.058cm" svg:y="5.453cm" presentation:class="outline">
          <draw:text-box>
            <text:list text:style-name="L3">
              <text:list-item>
                <text:p>La elección de cada tipo de tecnología va a depender de las necesidades de la empresa y dependerá del técnico encargado.</text:p>
              </text:list-item>
              <text:list-item>
                <text:p>También habrá que tener en cuenta que la distancia entre el cliente y la central también puede influir en la elección de la tecnología adecuada. Así como el ancho de banda contratado.</text:p>
              </text:list-item>
              <text:list-item>
                <text:p>Ejemplo: No se debe elegir el mismo ancho de banda para una retrasmisión de vídeos en HD que si únicamente necesitamos usar el correo electrónico.</text:p>
              </text:list-item>
              <text:list-item>
                <text:p>Necesitaremos aparatos de interconexión, en especial enrutadores que dirijan y adapten el tráfico entre las diferentes redes heterogéneas que existan en el camino a recorrer.</text:p>
              </text:list-item>
            </text:list>
          </draw:text-box>
        </draw:frame>
        <presentation:notes draw:style-name="dp2">
          <draw:page-thumbnail draw:style-name="gr1" draw:layer="layout" svg:width="13.705cm" svg:height="10.279cm" svg:x="3.647cm" svg:y="2.853cm" draw:page-number="5" presentation:class="page"/>
          <draw:frame presentation:style-name="pr6" draw:text-style-name="P1"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2T1">
        <draw:frame presentation:style-name="pr4" draw:layer="layout" svg:width="23.911cm" svg:height="3.506cm" svg:x="2.058cm" svg:y="0.784cm" presentation:class="title" presentation:user-transformed="true">
          <draw:text-box>
            <text:p><text:s/>INTRODUCCIÓN: ACTIVIDAD 1</text:p>
          </draw:text-box>
        </draw:frame>
        <draw:frame presentation:style-name="pr5" draw:layer="layout" svg:width="24.368cm" svg:height="13.714cm" svg:x="2.058cm" svg:y="5.453cm" presentation:class="outline">
          <draw:text-box>
            <text:list text:style-name="L3">
              <text:list-item>
                <text:p>¿Tu teléfono soporta el 5G?</text:p>
              </text:list-item>
              <text:list-item>
                <text:p>¿Que más tecnologías soporta?</text:p>
              </text:list-item>
              <text:list-item>
                <text:p>¿Tienes contratado una tarifa con 5g?</text:p>
              </text:list-item>
              <text:list-item>
                <text:p>Define que es un OMR y un OMV ¿Cuáles son las principales diferencias entre un Operador Móvil Real y un Operador Móvil Virtual?</text:p>
              </text:list-item>
              <text:list-item>
                <text:p>¿Tienes contratado un OMR o un OMV?</text:p>
              </text:list-item>
            </text:list>
          </draw:text-box>
        </draw:frame>
        <presentation:notes draw:style-name="dp2">
          <draw:page-thumbnail draw:style-name="gr1" draw:layer="layout" svg:width="13.705cm" svg:height="10.279cm" svg:x="3.647cm" svg:y="2.853cm" draw:page-number="6" presentation:class="page"/>
          <draw:frame presentation:style-name="pr6" draw:text-style-name="P2" draw:layer="layout" svg:width="14.517cm" svg:height="11.409cm" svg:x="3.249cm" svg:y="14.13cm" presentation:class="notes" presentation:placeholder="true">
            <draw:text-box/>
          </draw:frame>
        </presentation:notes>
      </draw:page>
      <draw:page draw:name="page7" draw:style-name="dp1" draw:master-page-name="lyt-darkblue" presentation:presentation-page-layout-name="AL2T1">
        <draw:frame presentation:style-name="pr4" draw:layer="layout" svg:width="23.911cm" svg:height="3.506cm" svg:x="2.058cm" svg:y="0.784cm" presentation:class="title">
          <draw:text-box>
            <text:p>TECNOLOGIAS DE ACCESO A INTERNET</text:p>
          </draw:text-box>
        </draw:frame>
        <draw:frame presentation:style-name="pr5" draw:layer="layout" svg:width="24.368cm" svg:height="13.714cm" svg:x="2.058cm" svg:y="5.453cm" presentation:class="outline">
          <draw:text-box>
            <text:list text:style-name="L3">
              <text:list-item>
                <text:p>A la hora de tratar los sistemas de telecomunicaciones, cabe hablar tanto de las líneas de acceso conmutado, empleadas básicamente a finales del S.XX, como de las dedidacas, mucho más actuales. </text:p>
              </text:list-item>
              <text:list-item>
                <text:p>Dentro de las líneas de acceso conmutado (LAC) se pueden distinguir entre las cableadas y las inalámbricas.</text:p>
                <text:list>
                  <text:list-item>
                    <text:p><text:span text:style-name="T2">Cableadas: Ej. Red telefónica</text:span></text:p>
                  </text:list-item>
                  <text:list-item>
                    <text:p><text:span text:style-name="T2">Inalámbricas: Ej. Sistema de telefonía móvil</text:span></text:p>
                  </text:list-item>
                </text:list>
                <text:p><text:span text:style-name="T2"/></text:p>
              </text:list-item>
              <text:list-item>
                <text:p><text:span text:style-name="T3">Actividad 2: Busca más ejemplos de LAC inalámbricas y </text:span><text:span text:style-name="T3">explica su funcionamiento.</text:span></text:p>
                <text:list>
                  <text:list-header>
                    <text:p/>
                  </text:list-header>
                </text:list>
              </text:list-item>
            </text:list>
          </draw:text-box>
        </draw:frame>
        <presentation:notes draw:style-name="dp2">
          <draw:page-thumbnail draw:style-name="gr1" draw:layer="layout" svg:width="13.705cm" svg:height="10.279cm" svg:x="3.647cm" svg:y="2.853cm" draw:page-number="7" presentation:class="page"/>
          <draw:frame presentation:style-name="pr6" draw:text-style-name="P2" draw:layer="layout" svg:width="14.517cm" svg:height="11.409cm" svg:x="3.249cm" svg:y="14.13cm" presentation:class="notes" presentation:placeholder="true">
            <draw:text-box/>
          </draw:frame>
        </presentation:notes>
      </draw:page>
      <draw:page draw:name="page8"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5" draw:layer="layout" svg:width="24.368cm" svg:height="13.714cm" svg:x="2.058cm" svg:y="5.453cm" presentation:class="outline">
          <draw:text-box>
            <text:list text:style-name="L3">
              <text:list-item>
                <text:p>Como ya hemos indicado anteriormente las líneas de acceso dedicado (LAD) són líneas 24/7. Siempre disponibles para el cliente. Sin necesidad de una llamada previa.</text:p>
                <text:list>
                  <text:list-item>
                    <text:p><text:span text:style-name="T2">Cableadas: Ej. La tecnología xDSL o la fibra</text:span></text:p>
                  </text:list-item>
                  <text:list-item>
                    <text:p><text:span text:style-name="T2">Inalámbricas: Ej: 4G o el 5G.</text:span></text:p>
                  </text:list-item>
                </text:list>
                <text:p><text:span text:style-name="T2"/></text:p>
              </text:list-item>
            </text:list>
          </draw:text-box>
        </draw:frame>
        <presentation:notes draw:style-name="dp2">
          <draw:page-thumbnail draw:style-name="gr1" draw:layer="layout" svg:width="13.705cm" svg:height="10.279cm" svg:x="3.647cm" svg:y="2.853cm" draw:page-number="8" presentation:class="page"/>
          <draw:frame presentation:style-name="pr6" draw:text-style-name="P2" draw:layer="layout" svg:width="14.517cm" svg:height="11.409cm" svg:x="3.249cm" svg:y="14.13cm" presentation:class="notes" presentation:placeholder="true">
            <draw:text-box/>
          </draw:frame>
        </presentation:notes>
      </draw:page>
      <draw:page draw:name="page9"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7" draw:layer="layout" svg:width="24.368cm" svg:height="14.233cm" svg:x="2.058cm" svg:y="5.453cm" presentation:class="outline" presentation:user-transformed="true">
          <draw:text-box>
            <text:list text:style-name="L3">
              <text:list-header>
                <text:p>RED DE TELEFONÍA CONMUTADA (RTC/RTB)</text:p>
              </text:list-header>
              <text:list-item>
                <text:p>Es una red de banda estrecha que funciona de manera analógica sobre un par trenzado de cobre. Solo utiliza dos hilos, uno para transmisión (TX) y otro para recepción (RX).</text:p>
              </text:list-item>
              <text:list-item>
                <text:p>A finales del S. XX se adaptaron para el envío de datos desde ordenadores.</text:p>
              </text:list-item>
              <text:list-item>
                <text:p>Para ello hubo que convertir la señal digital en analógica mediante un módem para transmitirla a través de la línea conmutada. ¿Pero se podía navegar y hablar por teléfono a la vez?</text:p>
                <text:p/>
                <text:p/>
                <text:p/>
              </text:list-item>
            </text:list>
          </draw:text-box>
        </draw:frame>
        <presentation:notes draw:style-name="dp2">
          <draw:page-thumbnail draw:style-name="gr1" draw:layer="layout" svg:width="13.705cm" svg:height="10.279cm" svg:x="3.647cm" svg:y="2.853cm" draw:page-number="9" presentation:class="page"/>
          <draw:frame presentation:style-name="pr6" draw:text-style-name="P2" draw:layer="layout" svg:width="14.517cm" svg:height="11.409cm" svg:x="3.249cm" svg:y="14.13cm" presentation:class="notes" presentation:placeholder="true">
            <draw:text-box/>
          </draw:frame>
        </presentation:notes>
      </draw:page>
      <draw:page draw:name="page10"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8" draw:layer="layout" svg:width="24.368cm" svg:height="15.033cm" svg:x="2.058cm" svg:y="5.453cm" presentation:class="outline" presentation:user-transformed="true">
          <draw:text-box>
            <text:list text:style-name="L3">
              <text:list-header>
                <text:p>RED DIGITAL DE SERVICIOS INTEGRADOS (RDSI)</text:p>
              </text:list-header>
              <text:list-item>
                <text:p>Una red que surgió en 1984 y también funcionaba sobre un par trenzado de cobre, aunque en este caso funciona de manera digital.</text:p>
              </text:list-item>
              <text:list-item>
                <text:p>Se digitaliza todo el proceso desde el emisor al receptor.</text:p>
              </text:list-item>
              <text:list-item>
                <text:p>Pueden existir dos tipos de RDSI: </text:p>
                <text:list>
                  <text:list-item>
                    <text:p><text:span text:style-name="T2">Banda ancha: Velocidades superiores a los 2Mbps para dar </text:span><text:span text:style-name="T2">servicios de TV O video bajo demanda.</text:span></text:p>
                  </text:list-item>
                  <text:list-item>
                    <text:p><text:span text:style-name="T2">Banda estrecha: empleado en conexiones conmutadas de </text:span><text:span text:style-name="T2">64kbps.</text:span></text:p>
                  </text:list-item>
                </text:list>
                <text:p/>
                <text:p/>
                <text:p/>
              </text:list-item>
            </text:list>
          </draw:text-box>
        </draw:frame>
        <presentation:notes draw:style-name="dp2">
          <draw:page-thumbnail draw:style-name="gr1" draw:layer="layout" svg:width="13.705cm" svg:height="10.279cm" svg:x="3.647cm" svg:y="2.853cm" draw:page-number="10" presentation:class="page"/>
          <draw:frame presentation:style-name="pr6" draw:text-style-name="P2" draw:layer="layout" svg:width="14.517cm" svg:height="11.409cm" svg:x="3.249cm" svg:y="14.13cm" presentation:class="notes" presentation:placeholder="true">
            <draw:text-box/>
          </draw:frame>
        </presentation:notes>
      </draw:page>
      <draw:page draw:name="page11"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9" draw:layer="layout" svg:width="24.368cm" svg:height="15.169cm" svg:x="2.058cm" svg:y="5.453cm" presentation:class="outline" presentation:user-transformed="true">
          <draw:text-box>
            <text:list text:style-name="L3">
              <text:list-header>
                <text:p>TECNOLOGÍAS DE LINEA DIGITAL DE ABONADO (xDSL)</text:p>
              </text:list-header>
              <text:list-item>
                <text:p>El conjunto de tecnologías conocido por las siglas xDSL (Digital Subscriber Line) engloba la conocida ADSL.</text:p>
              </text:list-item>
              <text:list-item>
                <text:p>Esta tecnología usa el actual bucle de abonado de par trenzado para convertirlos en una línea digital dealta velocidad de banda ancha, aprovechando la parte que no se usa del mismo.</text:p>
              </text:list-item>
              <text:list-item>
                <text:p>Conviene tener en cuenta que la calidad de la transmisión de cable por cobre empeora a medida que aumenta la distancia desde la central. De ahí que la distancia de la línea de abonado (última milla), ha de ser lo mas corta posible.</text:p>
                <text:p/>
                <text:p/>
                <text:p/>
              </text:list-item>
            </text:list>
          </draw:text-box>
        </draw:frame>
        <presentation:notes draw:style-name="dp2">
          <draw:page-thumbnail draw:style-name="gr1" draw:layer="layout" svg:width="13.705cm" svg:height="10.279cm" svg:x="3.647cm" svg:y="2.853cm" draw:page-number="11" presentation:class="page"/>
          <draw:frame presentation:style-name="pr6" draw:text-style-name="P2" draw:layer="layout" svg:width="14.517cm" svg:height="11.409cm" svg:x="3.249cm" svg:y="14.13cm" presentation:class="notes" presentation:placeholder="true">
            <draw:text-box/>
          </draw:frame>
        </presentation:notes>
      </draw:page>
      <draw:page draw:name="page12"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5" draw:layer="layout" svg:width="24.368cm" svg:height="13.714cm" svg:x="2.058cm" svg:y="5.453cm" presentation:class="outline">
          <draw:text-box>
            <text:list text:style-name="L3">
              <text:list-item>
                <text:p>El espectro de ancho de banda para transmitir voz va desde los 0 a los 4Khz. La revolución de la xDSL vino de la capacidad de usar un espectro de frecuencias que llegaba a los 30 Mhz en el VDSL2.</text:p>
                <text:p><text:span text:style-name="T1">Actividad 3: La fibra óptica y su velocidad está haciendo que </text:span><text:span text:style-name="T1">cada vez más, la tecnología xDSL caiga en desuso. Pero una de </text:span><text:span text:style-name="T1">las últimas evoluciones de la xDSL, el G.Fast podria haber </text:span><text:span text:style-name="T1">suavizado esta transición. Indica las principales características </text:span><text:span text:style-name="T1">del G.Fast y el motivo por el que creeís que no ha conseguido </text:span><text:span text:style-name="T1">implantarse de manera mayoritaria.</text:span></text:p>
              </text:list-item>
            </text:list>
          </draw:text-box>
        </draw:frame>
        <presentation:notes draw:style-name="dp2">
          <draw:page-thumbnail draw:style-name="gr1" draw:layer="layout" svg:width="13.705cm" svg:height="10.279cm" svg:x="3.647cm" svg:y="2.853cm" draw:page-number="12" presentation:class="page"/>
          <draw:frame presentation:style-name="pr6" draw:text-style-name="P2" draw:layer="layout" svg:width="14.517cm" svg:height="11.409cm" svg:x="3.249cm" svg:y="14.13cm" presentation:class="notes" presentation:placeholder="true">
            <draw:text-box/>
          </draw:frame>
        </presentation:notes>
      </draw:page>
      <draw:page draw:name="page13"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5" draw:layer="layout" svg:width="24.368cm" svg:height="13.714cm" svg:x="2.058cm" svg:y="5.453cm" presentation:class="outline">
          <draw:text-box>
            <text:list text:style-name="L3">
              <text:list-header>
                <text:p>CONEXIÓN POR CABLE ELÉCTRICO (PLC/BPL)</text:p>
              </text:list-header>
              <text:list-item>
                <text:p>La tecnología (Power Line Communications PLC) aprovecha las redes de cables eléctricos de baja tensión para convertirlos en líneas digitales.</text:p>
              </text:list-item>
              <text:list-item>
                <text:p>El coste que supone la inversión en infraestructura para las empresas eléctricas y su lenta implantación la han relegado a un segundo plano.</text:p>
              </text:list-item>
              <text:list-item>
                <text:p>En la actualidad solo se usa en algunas redes locales, donde se aprovecha la instalación eléctrica ya existente.</text:p>
              </text:list-item>
            </text:list>
          </draw:text-box>
        </draw:frame>
        <presentation:notes draw:style-name="dp2">
          <draw:page-thumbnail draw:style-name="gr1" draw:layer="layout" svg:width="13.705cm" svg:height="10.279cm" svg:x="3.647cm" svg:y="2.853cm" draw:page-number="13" presentation:class="page"/>
          <draw:frame presentation:style-name="pr6" draw:text-style-name="P2" draw:layer="layout" svg:width="14.517cm" svg:height="11.40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4" draw:layer="layout" svg:width="23.911cm" svg:height="3.506cm" svg:x="2.058cm" svg:y="0.784cm" presentation:class="title">
          <draw:text-box>
            <text:p>TECNOLOGÍAS DE ACCESO A INTERNET</text:p>
          </draw:text-box>
        </draw:frame>
        <draw:frame presentation:style-name="pr5" draw:layer="layout" svg:width="24.368cm" svg:height="13.714cm" svg:x="2.058cm" svg:y="5.453cm" presentation:class="outline">
          <draw:text-box>
            <text:list text:style-name="L3">
              <text:list-header>
                <text:p>REDES DE FIBRA HASTA EL HOGAR (FTTx)</text:p>
              </text:list-header>
              <text:list-item>
                <text:p>Conocida también como Fiber To The Home (FTTH) llega hasta casa del abonado. La x de FTTx indica hasta donde llega la Fibra. </text:p>
                <text:p/>
              </text:list-item>
            </text:list>
          </draw:text-box>
        </draw:frame>
        <draw:frame draw:style-name="standard" draw:layer="layout" svg:width="23.225cm" svg:height="9.774cm" svg:x="3.095cm" svg:y="9.12cm">
          <table:table table:template-name="default" table:use-first-row-styles="true" table:use-banding-rows-styles="true">
            <table:table-column table:style-name="co3"/>
            <table:table-column table:style-name="co4"/>
            <table:table-column table:style-name="co5"/>
            <table:table-row table:style-name="ro2" table:default-cell-style-name="ce1">
              <table:table-cell>
                <text:p>FTTx</text:p>
              </table:table-cell>
              <table:table-cell>
                <text:p>Definición</text:p>
              </table:table-cell>
              <table:table-cell>
                <text:p>Significado</text:p>
              </table:table-cell>
            </table:table-row>
            <table:table-row table:style-name="ro3" table:default-cell-style-name="ce1">
              <table:table-cell>
                <text:p>FTTN</text:p>
              </table:table-cell>
              <table:table-cell>
                <text:p>Fibra hasta el nodo</text:p>
              </table:table-cell>
              <table:table-cell>
                <text:p>Llega al 'Node' o puerto de terminación óptica (ONU, Optical Network Unit)</text:p>
              </table:table-cell>
            </table:table-row>
            <table:table-row table:style-name="ro3" table:default-cell-style-name="ce1">
              <table:table-cell>
                <text:p>FTTC</text:p>
              </table:table-cell>
              <table:table-cell>
                <text:p>Fibra hasta la acera</text:p>
              </table:table-cell>
              <table:table-cell>
                <text:p>Llega a un punto ONU situado en la esquina (Corner) de la manzana y se accede a través de red de cobre.</text:p>
              </table:table-cell>
            </table:table-row>
            <table:table-row table:style-name="ro4" table:default-cell-style-name="ce1">
              <table:table-cell>
                <text:p>FTTB</text:p>
              </table:table-cell>
              <table:table-cell>
                <text:p>Fibra hasta el edificio</text:p>
              </table:table-cell>
              <table:table-cell>
                <text:p>La fibra llega hasta el 'Building' donde hay un punto ONU que suministra el servicio.</text:p>
              </table:table-cell>
            </table:table-row>
            <table:table-row table:style-name="ro4" table:default-cell-style-name="ce1">
              <table:table-cell>
                <text:p>FTTH</text:p>
              </table:table-cell>
              <table:table-cell>
                <text:p>Fibra hasta casa</text:p>
              </table:table-cell>
              <table:table-cell>
                <text:p>Llega des del nodo de servicio de la central hasta el nodo terminal del abonado en su casa.</text:p>
              </table:table-cell>
            </table:table-row>
          </table:table>
          <draw:image xlink:href="Pictures/TablePreview2.svm" xlink:type="simple" xlink:show="embed" xlink:actuate="onLoad"/>
        </draw:frame>
        <presentation:notes draw:style-name="dp2">
          <draw:page-thumbnail draw:style-name="gr1" draw:layer="layout" svg:width="13.705cm" svg:height="10.279cm" svg:x="3.647cm" svg:y="2.853cm" draw:page-number="14" presentation:class="page"/>
          <draw:frame presentation:style-name="pr6" draw:text-style-name="P2" draw:layer="layout" svg:width="14.517cm" svg:height="11.409cm" svg:x="3.249cm" svg:y="14.13cm" presentation:class="notes" presentation:placeholder="true">
            <draw:text-box/>
          </draw:frame>
        </presentation:notes>
      </draw:page>
      <draw:page draw:name="page15"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5" draw:layer="layout" svg:width="24.368cm" svg:height="13.714cm" svg:x="2.058cm" svg:y="5.453cm" presentation:class="outline">
          <draw:text-box>
            <text:list text:style-name="L3">
              <text:list-header>
                <text:p><text:span text:style-name="T1">Actividad 4: Sabías que Google está implantando también su </text:span><text:span text:style-name="T1">red de Fibra Óptica. Busca en que lugares lo está haciendo.</text:span></text:p>
                <text:p><text:span text:style-name="T1">Actividad 5: Haz un test de velocidad tanto en el móvil como en </text:span><text:span text:style-name="T1">el ordenador durante tres momentos distintos del dia. Mañana, </text:span><text:span text:style-name="T1">en clase y de noche. ¿Hay alguna diferencia?</text:span></text:p>
              </text:list-header>
            </text:list>
          </draw:text-box>
        </draw:frame>
        <presentation:notes draw:style-name="dp2">
          <draw:page-thumbnail draw:style-name="gr1" draw:layer="layout" svg:width="13.705cm" svg:height="10.279cm" svg:x="3.647cm" svg:y="2.853cm" draw:page-number="15" presentation:class="page"/>
          <draw:frame presentation:style-name="pr6" draw:text-style-name="P1" draw:layer="layout" svg:width="14.517cm" svg:height="11.409cm" svg:x="3.249cm" svg:y="14.13cm" presentation:class="notes" presentation:placeholder="true">
            <draw:text-box/>
          </draw:frame>
        </presentation:notes>
      </draw:page>
      <draw:page draw:name="page16"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5" draw:layer="layout" svg:width="24.368cm" svg:height="13.714cm" svg:x="2.058cm" svg:y="5.453cm" presentation:class="outline">
          <draw:text-box>
            <text:list text:style-name="L3">
              <text:list-header>
                <text:p>REDES MIXTAS POR CABLE </text:p>
              </text:list-header>
              <text:list-item>
                <text:p>Las redes de televisión por cable (CATV) aparecieron en EEUU en 1948. Desde entonces han evolucionado mucho convirtiéndose en infraestructuras HFC (red híbrida de fibra óptica y coaxial)</text:p>
              </text:list-item>
            </text:list>
          </draw:text-box>
        </draw:frame>
        <presentation:notes draw:style-name="dp2">
          <draw:page-thumbnail draw:style-name="gr1" draw:layer="layout" svg:width="13.705cm" svg:height="10.279cm" svg:x="3.647cm" svg:y="2.853cm" draw:page-number="16" presentation:class="page"/>
          <draw:frame presentation:style-name="pr6" draw:text-style-name="P1" draw:layer="layout" svg:width="14.517cm" svg:height="11.409cm" svg:x="3.249cm" svg:y="14.13cm" presentation:class="notes" presentation:placeholder="true">
            <draw:text-box/>
          </draw:frame>
        </presentation:notes>
      </draw:page>
      <draw:page draw:name="page17"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10" draw:layer="layout" svg:width="24.368cm" svg:height="14.033cm" svg:x="2.058cm" svg:y="5.453cm" presentation:class="outline" presentation:user-transformed="true">
          <draw:text-box>
            <text:list text:style-name="L3">
              <text:list-header>
                <text:p>VÍA SATELITE (VSAT Very Small Aperture Terminal) </text:p>
              </text:list-header>
              <text:list-item>
                <text:p>Una conexión mediante internet vía satélite.</text:p>
              </text:list-item>
              <text:list-item>
                <text:p>Los satélites están situados a 36.000km de la Tierra y poseen miles de unidades de recepción y transmisión independientes.</text:p>
              </text:list-item>
              <text:list-item>
                <text:p>Existen dos tipos de satélites:</text:p>
                <text:list>
                  <text:list-item>
                    <text:p><text:span text:style-name="T2">De banda C: son más antiguos, y utilizan frecuencias de 3,7 </text:span><text:span text:style-name="T2">a 4,2Ghz y de 5,9 a 6,4Ghz. Requieren de parabólicas </text:span><text:span text:style-name="T2">más grandes.</text:span></text:p>
                  </text:list-item>
                  <text:list-item>
                    <text:p><text:span text:style-name="T2">De Banda K: Son más modernos usan frecuencias de 11 a </text:span><text:span text:style-name="T2">12Ghz, habituales para el acceso doméstico y necesitan </text:span><text:span text:style-name="T2">antenas parabólicas más pequeñas.</text:span></text:p>
                  </text:list-item>
                </text:list>
              </text:list-item>
              <text:list-item>
                <text:p><text:span text:style-name="T2">Donde no llegan otras tecnologías: Ej. Barcos.</text:span></text:p>
              </text:list-item>
            </text:list>
          </draw:text-box>
        </draw:frame>
        <presentation:notes draw:style-name="dp2">
          <draw:page-thumbnail draw:style-name="gr1" draw:layer="layout" svg:width="13.705cm" svg:height="10.279cm" svg:x="3.647cm" svg:y="2.853cm" draw:page-number="17" presentation:class="page"/>
          <draw:frame presentation:style-name="pr6" draw:text-style-name="P1" draw:layer="layout" svg:width="14.517cm" svg:height="11.40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4" draw:layer="layout" svg:width="23.911cm" svg:height="3.506cm" svg:x="2.058cm" svg:y="0.784cm" presentation:class="title">
          <draw:text-box>
            <text:p>TECNOLOGÍAS DE ACCESO A INTERNET</text:p>
          </draw:text-box>
        </draw:frame>
        <draw:frame presentation:style-name="pr5" draw:layer="layout" svg:width="24.368cm" svg:height="13.714cm" svg:x="2.058cm" svg:y="5.453cm" presentation:class="outline" presentation:user-transformed="true">
          <draw:text-box>
            <text:list text:style-name="L3">
              <text:list-header>
                <text:p><text:span text:style-name="T2">VÍDEO </text:span></text:p>
                <text:p><text:span text:style-name="T4"><text:a xlink:href="https://www.youtube.com/watch?v=Xw066qKV5B8" xlink:type="simple">Informe Semanal: Vivir Conectado</text:a></text:span></text:p>
                <text:p><text:span text:style-name="T4"/></text:p>
                <text:p><text:span text:style-name="T5">Actividad 6: Define que és el TRAC analógico y el TRAC digital.</text:span></text:p>
                <text:p><text:span text:style-name="T5">Actividad 7: Imagínate que vives en una zona rural sin cobertura y quieres contratar un servicio vía satelite para poder tener internet en tu casa y poder navegar o incluso ver Netflix. Mira que opciones vía satelite tienes y elige cual sería la mejor y indica por qué.</text:span></text:p>
              </text:list-header>
            </text:list>
          </draw:text-box>
        </draw:frame>
        <presentation:notes draw:style-name="dp2">
          <draw:page-thumbnail draw:style-name="gr1" draw:layer="layout" svg:width="13.705cm" svg:height="10.279cm" svg:x="3.647cm" svg:y="2.853cm" draw:page-number="18" presentation:class="page"/>
          <draw:frame presentation:style-name="pr6" draw:text-style-name="P1" draw:layer="layout" svg:width="14.517cm" svg:height="11.409cm" svg:x="3.249cm" svg:y="14.13cm" presentation:class="notes" presentation:placeholder="true">
            <draw:text-box/>
          </draw:frame>
        </presentation:notes>
      </draw:page>
      <draw:page draw:name="page19"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5" draw:layer="layout" svg:width="24.368cm" svg:height="13.714cm" svg:x="2.058cm" svg:y="5.453cm" presentation:class="outline" presentation:user-transformed="true">
          <draw:text-box>
            <text:list text:style-name="L3">
              <text:list-header>
                <text:p>SISTEMAS DE TELEFONÍA MÓVIL </text:p>
              </text:list-header>
              <text:list-item>
                <text:p><text:span text:style-name="T2">La telefonía móvil no es una tecnología en sí, sinó el resultado de </text:span><text:span text:style-name="T2">una evolución de sistemas en la que pueden distinguirse 6 </text:span><text:span text:style-name="T2">generaciones.</text:span></text:p>
              </text:list-item>
              <text:list-item>
                <text:p><text:span text:style-name="T3">0G: Sistemas de rádio analógicos.</text:span><text:span text:style-name="T2"> Funcionarion primero con </text:span><text:span text:style-name="T2">modulación de amplitud AM y luego con modulación de </text:span><text:span text:style-name="T2">frecuéncias FM.</text:span></text:p>
              </text:list-item>
              <text:list-item>
                <text:p><text:span text:style-name="T3">1G: Sistemas incomaptibles analógicos incompatibles previos al </text:span><text:span text:style-name="T3">GSM.</text:span><text:span text:style-name="T2"> </text:span><text:span text:style-name="T6">Los primeros sistemas eran de alcance regional e </text:span><text:span text:style-name="T6">incompatibles entre sí. Eran una versión avanzada de la radio de la </text:span><text:span text:style-name="T6">polícia de la que se diferenciaban solo por el uso de pequeñas </text:span><text:span text:style-name="T6">antenas que cubrían áreas muy reducidas.</text:span></text:p>
              </text:list-item>
            </text:list>
          </draw:text-box>
        </draw:frame>
        <presentation:notes draw:style-name="dp2">
          <draw:page-thumbnail draw:style-name="gr1" draw:layer="layout" svg:width="13.705cm" svg:height="10.279cm" svg:x="3.647cm" svg:y="2.853cm" draw:page-number="19" presentation:class="page"/>
          <draw:frame presentation:style-name="pr6" draw:text-style-name="P1" draw:layer="layout" svg:width="14.517cm" svg:height="11.409cm" svg:x="3.249cm" svg:y="14.13cm" presentation:class="notes" presentation:placeholder="true">
            <draw:text-box/>
          </draw:frame>
        </presentation:notes>
      </draw:page>
      <draw:page draw:name="page20"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5" draw:layer="layout" svg:width="24.368cm" svg:height="13.714cm" svg:x="2.058cm" svg:y="5.453cm" presentation:class="outline" presentation:user-transformed="true">
          <draw:text-box>
            <text:list text:style-name="L3">
              <text:list-header>
                <text:p>SISTEMAS DE TELEFONÍA MÓVIL </text:p>
              </text:list-header>
              <text:list-item>
                <text:p><text:span text:style-name="T3">2G sistema global para las comunicaciones móviles (GSM</text:span><text:span text:style-name="T2">, </text:span><text:span text:style-name="T2">Global System for Mobile). Permite la transmisión de voz y datos. </text:span><text:span text:style-name="T2">Se distingue de las tecnologías anteriores en que la línea no está </text:span><text:span text:style-name="T2">vinculada al teléfono sinó a una tarjeta Subscriber Identity Module </text:span><text:span text:style-name="T2">(SIM).</text:span></text:p>
              </text:list-item>
              <text:list-item>
                <text:p><text:span text:style-name="T3">3G sistema de telefonia móvil universal (UMTS)</text:span><text:span text:style-name="T2">. Esta tecnologia </text:span><text:span text:style-name="T2">surgió con el propósito de crear un etándar único de telefonía en </text:span><text:span text:style-name="T2">todo el mundo. Con una velocidad máxima de 2Mbps. Supuso un </text:span><text:span text:style-name="T2">cambio en la contratación y facturación del sector. Pasamos de </text:span><text:span text:style-name="T2">pagar por tiempo de uso a cantidad de información transmitida o las </text:span><text:span text:style-name="T2">tarifas planas.</text:span></text:p>
              </text:list-item>
            </text:list>
          </draw:text-box>
        </draw:frame>
        <presentation:notes draw:style-name="dp2">
          <draw:page-thumbnail draw:style-name="gr1" draw:layer="layout" svg:width="13.705cm" svg:height="10.279cm" svg:x="3.647cm" svg:y="2.853cm" draw:page-number="20" presentation:class="page"/>
          <draw:frame presentation:style-name="pr6" draw:text-style-name="P1" draw:layer="layout" svg:width="14.517cm" svg:height="11.409cm" svg:x="3.249cm" svg:y="14.13cm" presentation:class="notes" presentation:placeholder="true">
            <draw:text-box/>
          </draw:frame>
        </presentation:notes>
      </draw:page>
      <draw:page draw:name="page21"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5" draw:layer="layout" svg:width="24.368cm" svg:height="13.714cm" svg:x="2.058cm" svg:y="5.453cm" presentation:class="outline" presentation:user-transformed="true">
          <draw:text-box>
            <text:list text:style-name="L3">
              <text:list-header>
                <text:p>SISTEMAS DE TELEFONÍA MÓVIL </text:p>
              </text:list-header>
              <text:list-item>
                <text:p><text:span text:style-name="T3">4G sistema de telefonía móvil por IP</text:span><text:span text:style-name="T2"> (LTE/SAE). Esta tecnología </text:span><text:span text:style-name="T2">comenzó a comercializarse en 2010 en países como EEUU o Japón. </text:span><text:span text:style-name="T2">Se pueden alcanzar velocidades de hasta 1 Gbps.</text:span></text:p>
              </text:list-item>
              <text:list-item>
                <text:p><text:span text:style-name="T3">5G sistema de telefonía móvil. </text:span><text:span text:style-name="T2">Implantándose en la actualidad, </text:span><text:span text:style-name="T2">soporta hasta 2Gbps.</text:span></text:p>
              </text:list-item>
            </text:list>
          </draw:text-box>
        </draw:frame>
        <presentation:notes draw:style-name="dp2">
          <draw:page-thumbnail draw:style-name="gr1" draw:layer="layout" svg:width="13.705cm" svg:height="10.279cm" svg:x="3.647cm" svg:y="2.853cm" draw:page-number="21" presentation:class="page"/>
          <draw:frame presentation:style-name="pr6" draw:text-style-name="P1" draw:layer="layout" svg:width="14.517cm" svg:height="11.409cm" svg:x="3.249cm" svg:y="14.13cm" presentation:class="notes" presentation:placeholder="true">
            <draw:text-box/>
          </draw:frame>
        </presentation:notes>
      </draw:page>
      <draw:page draw:name="page22"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5" draw:layer="layout" svg:width="24.368cm" svg:height="13.714cm" svg:x="2.058cm" svg:y="5.453cm" presentation:class="outline" presentation:user-transformed="true">
          <draw:text-box>
            <text:list text:style-name="L3">
              <text:list-header>
                <text:p>SISTEMAS DE TELEFONÍA MÓVIL </text:p>
                <text:p><text:span text:style-name="T3">Actividad 8: ¿En que mejoran ls versiones 2.5G, 3.5G, y 5.5G a </text:span><text:span text:style-name="T3">sus versiones originales?</text:span></text:p>
                <text:p><text:span text:style-name="T3">Actividad 9: ¿Que se sabe del 6G hasta el momento?</text:span></text:p>
              </text:list-header>
            </text:list>
          </draw:text-box>
        </draw:frame>
        <presentation:notes draw:style-name="dp2">
          <draw:page-thumbnail draw:style-name="gr1" draw:layer="layout" svg:width="13.705cm" svg:height="10.279cm" svg:x="3.647cm" svg:y="2.853cm" draw:page-number="22" presentation:class="page"/>
          <draw:frame presentation:style-name="pr6" draw:text-style-name="P1" draw:layer="layout" svg:width="14.517cm" svg:height="11.409cm" svg:x="3.249cm" svg:y="14.13cm" presentation:class="notes" presentation:placeholder="true">
            <draw:text-box/>
          </draw:frame>
        </presentation:notes>
      </draw:page>
      <draw:page draw:name="page23" draw:style-name="dp1" draw:master-page-name="lyt-darkblue" presentation:presentation-page-layout-name="AL2T1">
        <draw:frame presentation:style-name="pr4" draw:layer="layout" svg:width="23.911cm" svg:height="3.506cm" svg:x="2.058cm" svg:y="0.784cm" presentation:class="title">
          <draw:text-box>
            <text:p>TECNOLOGÍAS DE ACCESO A INTERNET</text:p>
          </draw:text-box>
        </draw:frame>
        <draw:frame presentation:style-name="pr5" draw:layer="layout" svg:width="24.368cm" svg:height="13.714cm" svg:x="2.058cm" svg:y="5.453cm" presentation:class="outline" presentation:user-transformed="true">
          <draw:text-box>
            <text:list text:style-name="L3">
              <text:list-header>
                <text:p>REDES DE ÁREA METROPOLITANAS INALÁMBRICAS (WiMaX)</text:p>
              </text:list-header>
              <text:list-item>
                <text:p><text:s/>WiMaX (Worldwide Interoperability for Microwave Acces) son redes metropolitanas inalámbricas con rangos de trabajo de 66Ghz.</text:p>
              </text:list-item>
              <text:list-item>
                <text:p>Este estándar abarca decenas de kilómetros, hasta 70. En España en algunos municipios se ha instalado con éxito dispar. Además las operadoras han instalado zonas Wi-Fi a las que se accede desde hotspots en aeropuertos, estaciones de tren etc.</text:p>
                <text:p><text:span text:style-name="T3"/></text:p>
              </text:list-item>
            </text:list>
          </draw:text-box>
        </draw:frame>
        <presentation:notes draw:style-name="dp2">
          <draw:page-thumbnail draw:style-name="gr1" draw:layer="layout" svg:width="13.705cm" svg:height="10.279cm" svg:x="3.647cm" svg:y="2.853cm" draw:page-number="23" presentation:class="page"/>
          <draw:frame presentation:style-name="pr6" draw:text-style-name="P1" draw:layer="layout" svg:width="14.517cm" svg:height="11.409cm" svg:x="3.249cm" svg:y="14.13cm" presentation:class="notes" presentation:placeholder="true">
            <draw:text-box/>
          </draw:frame>
        </presentation:notes>
      </draw:page>
      <draw:page draw:name="page24" draw:style-name="dp1" draw:master-page-name="lyt-darkblue" presentation:presentation-page-layout-name="AL2T1">
        <draw:frame presentation:style-name="pr4" draw:layer="layout" svg:width="23.911cm" svg:height="3.506cm" svg:x="2.058cm" svg:y="0.784cm" presentation:class="title" presentation:user-transformed="true">
          <draw:text-box>
            <text:p>ARQUITECTURA DE RED TCP/IP</text:p>
          </draw:text-box>
        </draw:frame>
        <draw:frame presentation:style-name="pr5" draw:layer="layout" svg:width="24.368cm" svg:height="13.714cm" svg:x="2.058cm" svg:y="5.453cm" presentation:class="outline" presentation:user-transformed="true">
          <draw:text-box>
            <text:list text:style-name="L3">
              <text:list-item>
                <text:p>Pese a que existe una gran diversidad de arquitecturas de red, la familia de protocolos TCP/IP se utiliza en la mayoría de redes que conforman Internet, así como las intranets de empresas, centros educativos etc. </text:p>
              </text:list-item>
              <text:list-item>
                <text:p>Esta arquitectura de red domina todas las comunicaciones mundiales. TCP/IP hace referencia a sus dos protocolos más importantes: el Protocolo de Internet IP y el Protocolo de Transferencua de Datos TCP.</text:p>
              </text:list-item>
              <text:list-item>
                <text:p>Para navegar por internet y disponer de todos los servicios propios de un servidor cliente es necesario tener un identificador. Para ello habrá que configurar los protocolos TCP/IP locales en cualquiera de los sistemas operativos. </text:p>
                <text:p><text:span text:style-name="T3"/></text:p>
              </text:list-item>
            </text:list>
          </draw:text-box>
        </draw:frame>
        <presentation:notes draw:style-name="dp2">
          <draw:page-thumbnail draw:style-name="gr1" draw:layer="layout" svg:width="13.705cm" svg:height="10.279cm" svg:x="3.647cm" svg:y="2.853cm" draw:page-number="24" presentation:class="page"/>
          <draw:frame presentation:style-name="pr6" draw:text-style-name="P1" draw:layer="layout" svg:width="14.517cm" svg:height="11.409cm" svg:x="3.249cm" svg:y="14.13cm" presentation:class="notes" presentation:placeholder="true">
            <draw:text-box/>
          </draw:frame>
        </presentation:notes>
      </draw:page>
      <draw:page draw:name="page25" draw:style-name="dp1" draw:master-page-name="lyt-darkblue" presentation:presentation-page-layout-name="AL2T1">
        <draw:frame presentation:style-name="pr4" draw:layer="layout" svg:width="23.911cm" svg:height="3.506cm" svg:x="2.058cm" svg:y="0.784cm" presentation:class="title" presentation:user-transformed="true">
          <draw:text-box>
            <text:p>ARQUITECTURA DE RED TCP/IP</text:p>
          </draw:text-box>
        </draw:frame>
        <draw:frame presentation:style-name="pr11" draw:layer="layout" svg:width="24.368cm" svg:height="15.805cm" svg:x="2.058cm" svg:y="5.453cm" presentation:class="outline" presentation:user-transformed="true">
          <draw:text-box>
            <text:list text:style-name="L3">
              <text:list-header>
                <text:p>PROTOCOLO DE INTERNET (IP)</text:p>
              </text:list-header>
              <text:list-item>
                <text:p>La dirección IP, de la versión 4 utiliza 32 bits (o cuatro valores decimales de 0 a 255). La versión 6 utiliza 128 bits (ocho bloques con 4 cifras hexadecimales).</text:p>
              </text:list-item>
              <text:list-item>
                <text:p>La versión 6 del IP tiene tres tipos de direcciones.</text:p>
                <text:list>
                  <text:list-item>
                    <text:p><text:span text:style-name="T2">Anycast (uno a la mas cercana): Es una dirección que </text:span><text:span text:style-name="T2">identifica un conjunto de interfaces y el paquete enviado </text:span><text:span text:style-name="T2">será recibido solo por la mas cercana.</text:span></text:p>
                  </text:list-item>
                  <text:list-item>
                    <text:p><text:span text:style-name="T2">Multicast (uno a muchos): Sirve para identificar un </text:span><text:span text:style-name="T2">conjunto de interfaces, cuando se envia el paquete a esta </text:span><text:span text:style-name="T2">dirección, lo reciben todas las interfaces que la posean.</text:span></text:p>
                  </text:list-item>
                  <text:list-item>
                    <text:p><text:span text:style-name="T2">Unicast (uno a uno): Se asignan a a una única interfaz de </text:span><text:span text:style-name="T2">red.</text:span></text:p>
                  </text:list-item>
                </text:list>
                <text:p><text:span text:style-name="T3"/></text:p>
              </text:list-item>
            </text:list>
          </draw:text-box>
        </draw:frame>
        <presentation:notes draw:style-name="dp2">
          <draw:page-thumbnail draw:style-name="gr1" draw:layer="layout" svg:width="13.705cm" svg:height="10.279cm" svg:x="3.647cm" svg:y="2.853cm" draw:page-number="25" presentation:class="page"/>
          <draw:frame presentation:style-name="pr6" draw:text-style-name="P1" draw:layer="layout" svg:width="14.517cm" svg:height="11.409cm" svg:x="3.249cm" svg:y="14.13cm" presentation:class="notes" presentation:placeholder="true">
            <draw:text-box/>
          </draw:frame>
        </presentation:notes>
      </draw:page>
      <draw:page draw:name="page26" draw:style-name="dp1" draw:master-page-name="lyt-darkblue" presentation:presentation-page-layout-name="AL2T1">
        <draw:frame presentation:style-name="pr4" draw:layer="layout" svg:width="23.911cm" svg:height="3.506cm" svg:x="2.058cm" svg:y="0.784cm" presentation:class="title" presentation:user-transformed="true">
          <draw:text-box>
            <text:p>ARQUITECTURA DE RED TCP/IP</text:p>
          </draw:text-box>
        </draw:frame>
        <draw:frame presentation:style-name="pr12" draw:layer="layout" svg:width="24.368cm" svg:height="14.733cm" svg:x="2.058cm" svg:y="5.453cm" presentation:class="outline" presentation:user-transformed="true">
          <draw:text-box>
            <text:list text:style-name="L3">
              <text:list-header>
                <text:p>PROTOCOLO DE INTERNET (IP)</text:p>
                <text:p><text:span text:style-name="T2">La mascara de subred, con la que se determina la parte o el número </text:span><text:span text:style-name="T2">de bits de una dirección Ip, sirve para indentifar la red o la subred y </text:span><text:span text:style-name="T2">por lo tanto cual es la otra parte de bits restantes que se emplean </text:span><text:span text:style-name="T2">para identificar el equipo.</text:span></text:p>
              </text:list-header>
              <text:list-item>
                <text:p><text:span text:style-name="T2">Ejemplo: El identificador de red se obtiene haciendo un “and </text:span><text:span text:style-name="T2">lógico” entre la IP y la máscara:</text:span></text:p>
                <text:p><text:span text:style-name="T2">147.83.153.100/24</text:span></text:p>
              </text:list-item>
              <text:list-item>
                <text:p><text:span text:style-name="T2">10010011.01010011.10011001.01100100 (ip)</text:span></text:p>
              </text:list-item>
              <text:list-item>
                <text:p><text:span text:style-name="T2">11111111.11111111.11111111.00000000 (m)</text:span></text:p>
              </text:list-item>
              <text:list-item>
                <text:p><text:span text:style-name="T2">10010011.01010011.10011001.00000000 = 147.83.153.0</text:span></text:p>
                <text:p><text:span text:style-name="T3"/></text:p>
              </text:list-item>
            </text:list>
          </draw:text-box>
        </draw:frame>
        <presentation:notes draw:style-name="dp2">
          <draw:page-thumbnail draw:style-name="gr1" draw:layer="layout" svg:width="13.705cm" svg:height="10.279cm" svg:x="3.647cm" svg:y="2.853cm" draw:page-number="26" presentation:class="page"/>
          <draw:frame presentation:style-name="pr6" draw:text-style-name="P1" draw:layer="layout" svg:width="14.517cm" svg:height="11.409cm" svg:x="3.249cm" svg:y="14.13cm" presentation:class="notes" presentation:placeholder="true">
            <draw:text-box/>
          </draw:frame>
        </presentation:notes>
      </draw:page>
      <draw:page draw:name="page27" draw:style-name="dp1" draw:master-page-name="lyt-darkblue" presentation:presentation-page-layout-name="AL2T1">
        <draw:frame presentation:style-name="pr4" draw:layer="layout" svg:width="23.911cm" svg:height="3.506cm" svg:x="2.058cm" svg:y="0.784cm" presentation:class="title" presentation:user-transformed="true">
          <draw:text-box>
            <text:p>ARQUITECTURA DE RED TC/IP</text:p>
          </draw:text-box>
        </draw:frame>
        <draw:frame presentation:style-name="pr5" draw:layer="layout" svg:width="24.368cm" svg:height="13.714cm" svg:x="2.058cm" svg:y="5.453cm" presentation:class="outline" presentation:user-transformed="true">
          <draw:text-box>
            <text:list text:style-name="L3">
              <text:list-header>
                <text:p><text:span text:style-name="T1">Actividad 10: Si en esta ocasión tenemos la IP 128.40.153.100, y </text:span><text:span text:style-name="T1">la máscara de red es 255.255.255.0. ¿Cuál és el identificador de </text:span><text:span text:style-name="T1">red?</text:span></text:p>
                <text:p><text:span text:style-name="T1">Actividad 11: Usando ifconfig vamos a ver que interfaces </text:span><text:span text:style-name="T1">activas tenemos. Haz pantallazo.</text:span></text:p>
                <text:p><text:span text:style-name="T2"/></text:p>
                <text:p><text:span text:style-name="T3"/></text:p>
              </text:list-header>
            </text:list>
          </draw:text-box>
        </draw:frame>
        <presentation:notes draw:style-name="dp2">
          <draw:page-thumbnail draw:style-name="gr1" draw:layer="layout" svg:width="13.705cm" svg:height="10.279cm" svg:x="3.647cm" svg:y="2.853cm" draw:page-number="27" presentation:class="page"/>
          <draw:frame presentation:style-name="pr6" draw:text-style-name="P1" draw:layer="layout" svg:width="14.517cm" svg:height="11.409cm" svg:x="3.249cm" svg:y="14.13cm" presentation:class="notes" presentation:placeholder="true">
            <draw:text-box/>
          </draw:frame>
        </presentation:notes>
      </draw:page>
      <draw:page draw:name="page28" draw:style-name="dp1" draw:master-page-name="lyt-darkblue" presentation:presentation-page-layout-name="AL2T1">
        <draw:frame presentation:style-name="pr4" draw:layer="layout" svg:width="23.911cm" svg:height="3.506cm" svg:x="2.058cm" svg:y="0.784cm" presentation:class="title" presentation:placeholder="true">
          <draw:text-box/>
        </draw:frame>
        <draw:frame presentation:style-name="pr5" draw:layer="layout" svg:width="24.368cm" svg:height="13.714cm" svg:x="2.058cm" svg:y="5.453cm" presentation:class="outline" presentation:placeholder="true">
          <draw:text-box/>
        </draw:frame>
        <presentation:notes draw:style-name="dp2">
          <draw:page-thumbnail draw:style-name="gr1" draw:layer="layout" svg:width="13.705cm" svg:height="10.279cm" svg:x="3.647cm" svg:y="2.853cm" draw:page-number="28" presentation:class="page"/>
          <draw:frame presentation:style-name="pr6"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Albany1" svg:font-family="Albany" style:font-adornments="Fett Kursiv" style:font-family-generic="swiss" style:font-pitch="variable"/>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ca" fo:country="E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Arial" fo:font-family="Arial" style:font-family-generic="roman" style:font-pitch="variable" fo:font-size="18pt" style:letter-kerning="true" style:font-name-asian="SimSun" style:font-family-asian="SimSun" style:font-family-generic-asian="system" style:font-pitch-asian="variable" style:font-size-asian="18pt" style:font-name-complex="Lucida Sans" style:font-family-complex="'Lucida Sans'"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able:name="default">
      <table:first-row table:style-name="blue3"/>
      <table:last-row table:style-name="blue3"/>
      <table:first-column table:style-name="blue3"/>
      <table:last-column table:style-name="blue3"/>
      <table:body table:style-name="blue1"/>
      <table:odd-rows table:style-name="blue2"/>
      <table:odd-columns table:style-name="blue2"/>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image-width="1cm" draw:fill-image-height="1cm"/>
    </style:style>
    <style:style style:name="lyt-darkblue-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loext:opacity="100%" style:text-outline="false" style:text-line-through-style="none" style:text-line-through-type="none" style:font-name="Albany1" fo:font-family="Albany" style:font-style-name="Fett Kursiv" style:font-family-generic="swiss" style:font-pitch="variable" fo:font-size="24pt" fo:font-style="italic" fo:text-shadow="none" style:text-underline-style="none" fo:font-weight="bold" style:font-size-asian="24pt" style:font-size-complex="24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ff9966" draw:fill-image-width="1cm" draw:fill-image-height="1cm"/>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lyt-darkblue" style:page-layout-name="PM1" draw:style-name="Mdp2">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2.18cm" svg:x="2.058cm" svg:y="5.453cm" presentation:class="outline" presentation:placeholder="true">
        <draw:text-box draw:corner-radius="0.001cm"/>
      </draw:frame>
      <draw:rect draw:style-name="Mgr3" draw:text-style-name="MP7" draw:layer="backgroundobjects" svg:width="25.986cm" svg:height="0.268cm" svg:x="2.014cm" svg:y="19.658cm">
        <text:p/>
      </draw:rect>
      <draw:rect draw:style-name="Mgr3" draw:text-style-name="MP7" draw:layer="backgroundobjects" svg:width="22.478cm" svg:height="0.268cm" svg:x="5.522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arc  Bellvís</meta:initial-creator>
    <meta:creation-date>2023-09-29T10:24:45</meta:creation-date>
    <meta:editing-duration>PT2H26M19S</meta:editing-duration>
    <meta:editing-cycles>4</meta:editing-cycles>
    <dc:date>2023-09-29T19:38:46.501779774</dc:date>
    <meta:generator>LibreOffice/7.3.7.2$Linux_X86_64 LibreOffice_project/30$Build-2</meta:generator>
    <meta:document-statistic meta:object-count="141"/>
  </office:meta>
</office:document-meta>
</file>